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A1170000398F00003D01665AB6FF.svg" manifest:media-type="image/svg+xml"/>
  <manifest:file-entry manifest:full-path="Pictures/10000201000003E800000032E12F4944.png" manifest:media-type="image/png"/>
  <manifest:file-entry manifest:full-path="Pictures/10000201000000F1000000D2CAC0AB7E.png" manifest:media-type="image/png"/>
  <manifest:file-entry manifest:full-path="Pictures/10000201000002440000026737DC987C.png" manifest:media-type="image/png"/>
  <manifest:file-entry manifest:full-path="Pictures/10000201000002BC00000206B2D5FC65.png" manifest:media-type="image/png"/>
  <manifest:file-entry manifest:full-path="Pictures/10000201000004000000020CADD825C1.png" manifest:media-type="image/png"/>
  <manifest:file-entry manifest:full-path="Pictures/1000020100000294000002080D98B339.png" manifest:media-type="image/png"/>
  <manifest:file-entry manifest:full-path="Pictures/10000201000001A40000013BA6954A5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89cm"/>
    </style:style>
    <style:style style:name="gr7" style:family="graphic" style:parent-style-name="standard">
      <style:graphic-properties svg:stroke-color="#333333" draw:fill-color="#006600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2.7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color="#ffffff" fo:font-size="40pt" style:font-size-asian="40pt" style:font-size-complex="40pt"/>
    </style:style>
    <style:style style:name="P4" style:family="paragraph">
      <style:text-properties fo:color="#ff3333"/>
    </style:style>
    <style:style style:name="P5" style:family="paragraph">
      <style:text-properties fo:color="#ff3333" fo:font-size="400pt" style:font-size-asian="400pt" style:font-size-complex="40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text-properties fo:font-size="200pt" style:font-size-asian="200pt" style:font-size-complex="200pt"/>
    </style:style>
    <style:style style:name="P9" style:family="paragraph">
      <style:text-properties fo:color="#006600"/>
    </style:style>
    <style:style style:name="P10" style:family="paragraph">
      <style:text-properties fo:color="#006600" fo:font-size="400pt" style:font-size-asian="400pt" style:font-size-complex="40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color="#ff3333" fo:font-size="400pt" style:font-size-asian="400pt" style:font-size-complex="40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font-size="200pt" style:font-size-asian="200pt" style:font-size-complex="200pt"/>
    </style:style>
    <style:style style:name="T7" style:family="text">
      <style:text-properties fo:color="#006600" fo:font-size="400pt" style:font-size-asian="400pt" style:font-size-complex="400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blem Nr 1</text:p>
          </draw:text-box>
        </draw:frame>
        <draw:frame draw:style-name="gr1" draw:text-style-name="P1" xml:id="id4" draw:id="id4" draw:layer="layout" svg:width="6.312cm" svg:height="4.734cm" svg:x="13.754cm" svg:y="4.156cm">
          <draw:image xlink:href="Pictures/10000201000001A40000013BA6954A56.png" xlink:type="simple" xlink:show="embed" xlink:actuate="onLoad">
            <text:p/>
          </draw:image>
        </draw:frame>
        <draw:frame draw:style-name="gr1" draw:text-style-name="P1" xml:id="id5" draw:id="id5" draw:layer="layout" svg:width="8.395cm" svg:height="4.296cm" svg:x="13.208cm" svg:y="14.5cm">
          <draw:image xlink:href="Pictures/10000201000004000000020CADD825C1.png" xlink:type="simple" xlink:show="embed" xlink:actuate="onLoad">
            <text:p/>
          </draw:image>
        </draw:frame>
        <draw:g xml:id="id1" draw:id="id1">
          <draw:frame draw:style-name="gr1" draw:text-style-name="P1" draw:layer="layout" svg:width="7.074cm" svg:height="5.573cm" svg:x="3.848cm" svg:y="5.857cm">
            <draw:image xlink:href="Pictures/1000020100000294000002080D98B339.png" xlink:type="simple" xlink:show="embed" xlink:actuate="onLoad">
              <text:p/>
            </draw:image>
          </draw:frame>
          <draw:frame draw:style-name="gr2" draw:text-style-name="P2" draw:layer="layout" svg:width="4.064cm" svg:height="1.83cm" svg:x="5.642cm" svg:y="7.574cm">
            <draw:text-box>
              <text:p text:style-name="P2"><text:span text:style-name="T1">1873</text:span></text:p>
            </draw:text-box>
          </draw:frame>
        </draw:g>
        <draw:g xml:id="id2" draw:id="id2">
          <draw:frame draw:style-name="gr1" draw:text-style-name="P1" draw:layer="layout" svg:width="7.074cm" svg:height="5.573cm" svg:x="3.048cm" svg:y="12.715cm">
            <draw:image xlink:href="Pictures/1000020100000294000002080D98B339.png" xlink:type="simple" xlink:show="embed" xlink:actuate="onLoad">
              <text:p/>
            </draw:image>
          </draw:frame>
          <draw:frame draw:style-name="gr2" draw:text-style-name="P2" draw:layer="layout" svg:width="4.064cm" svg:height="1.83cm" svg:x="4.572cm" svg:y="14.426cm">
            <draw:text-box>
              <text:p text:style-name="P2"><text:span text:style-name="T1">2012</text:span></text:p>
            </draw:text-box>
          </draw:frame>
        </draw:g>
        <draw:g xml:id="id3" draw:id="id3">
          <draw:frame draw:style-name="gr1" draw:text-style-name="P1" draw:layer="layout" svg:width="5.842cm" svg:height="4.322cm" svg:x="19.812cm" svg:y="8.632cm">
            <draw:image xlink:href="Pictures/10000201000002BC00000206B2D5FC65.png" xlink:type="simple" xlink:show="embed" xlink:actuate="onLoad">
              <text:p/>
            </draw:image>
          </draw:frame>
          <draw:frame draw:style-name="gr2" draw:text-style-name="P3" draw:layer="layout" svg:width="4.064cm" svg:height="1.83cm" svg:x="20.828cm" svg:y="9.6cm">
            <draw:text-box>
              <text:p text:style-name="P3"><text:span text:style-name="T2">2016</text:span></text:p>
            </draw:text-box>
          </draw:frame>
        </draw:g>
        <draw:frame draw:style-name="gr3" draw:text-style-name="P5" draw:layer="layout" svg:width="8.351cm" svg:height="16.02cm" svg:x="11.176cm" svg:y="3.24cm">
          <draw:text-box>
            <text:p xml:id="id6" text:id="id6" text:style-name="P4"><text:span text:style-name="T3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0;width" smil:keyTimes="0;1"/>
                  <anim:animate smil:dur="0.5s" smil:fill="hold" smil:targetElement="id6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 Nr 2</text:p>
          </draw:text-box>
        </draw:frame>
        <draw:frame draw:style-name="gr1" draw:text-style-name="P1" xml:id="id7" draw:id="id7" draw:layer="layout" svg:width="8.744cm" svg:height="7.62cm" svg:x="6.496cm" svg:y="8.382cm">
          <draw:image xlink:href="Pictures/10000201000000F1000000D2CAC0AB7E.png" xlink:type="simple" xlink:show="embed" xlink:actuate="onLoad">
            <text:p/>
          </draw:image>
        </draw:frame>
        <draw:frame draw:style-name="gr2" draw:text-style-name="P2" draw:layer="layout" svg:width="4.826cm" svg:height="1.83cm" svg:x="16.256cm" svg:y="9.652cm">
          <draw:text-box>
            <text:p xml:id="id8" text:id="id8" text:style-name="P2"><text:span text:style-name="T1">Speed</text:span></text:p>
          </draw:text-box>
        </draw:frame>
        <draw:frame draw:style-name="gr2" draw:text-style-name="P2" draw:layer="layout" svg:width="8.382cm" svg:height="1.83cm" svg:x="16.256cm" svg:y="11.952cm">
          <draw:text-box>
            <text:p xml:id="id9" text:id="id9" text:style-name="P2"><text:span text:style-name="T1">Disk space</text:span></text:p>
          </draw:text-box>
        </draw:frame>
        <draw:frame draw:style-name="gr3" draw:text-style-name="P5" draw:layer="layout" svg:width="8.351cm" svg:height="16.02cm" svg:x="11.177cm" svg:y="3.24cm">
          <draw:text-box>
            <text:p xml:id="id10" text:id="id10" text:style-name="P4"><text:span text:style-name="T3">$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0;width" smil:keyTimes="0;1"/>
                  <anim:animate smil:dur="0.5s" smil:fill="hold" smil:targetElement="id10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ösung</text:p>
          </draw:text-box>
        </draw:frame>
        <draw:frame draw:style-name="gr1" draw:text-style-name="P1" draw:layer="layout" svg:width="8.744cm" svg:height="7.62cm" svg:x="2.032cm" svg:y="8.382cm">
          <draw:image xlink:href="Pictures/10000201000000F1000000D2CAC0AB7E.png" xlink:type="simple" xlink:show="embed" xlink:actuate="onLoad">
            <text:p/>
          </draw:image>
        </draw:frame>
        <draw:frame draw:style-name="gr1" draw:text-style-name="P1" draw:layer="layout" svg:width="3.927cm" svg:height="2.946cm" svg:x="21.082cm" svg:y="5.842cm">
          <draw:image xlink:href="Pictures/10000201000001A40000013BA6954A56.png" xlink:type="simple" xlink:show="embed" xlink:actuate="onLoad">
            <text:p/>
          </draw:image>
        </draw:frame>
        <draw:frame draw:style-name="gr1" draw:text-style-name="P1" draw:layer="layout" svg:width="5.223cm" svg:height="2.673cm" svg:x="20.059cm" svg:y="12.294cm">
          <draw:image xlink:href="Pictures/10000201000004000000020CADD825C1.png" xlink:type="simple" xlink:show="embed" xlink:actuate="onLoad">
            <text:p/>
          </draw:image>
        </draw:frame>
        <draw:g>
          <draw:frame draw:style-name="gr1" draw:text-style-name="P1" draw:layer="layout" svg:width="4.401cm" svg:height="3.468cm" svg:x="17.443cm" svg:y="8.47cm">
            <draw:image xlink:href="Pictures/1000020100000294000002080D98B339.png" xlink:type="simple" xlink:show="embed" xlink:actuate="onLoad">
              <text:p/>
            </draw:image>
          </draw:frame>
          <draw:frame draw:style-name="gr5" draw:text-style-name="P6" draw:layer="layout" svg:width="2.529cm" svg:height="1.204cm" svg:x="18.559cm" svg:y="9.539cm">
            <draw:text-box>
              <text:p text:style-name="P6"><text:span text:style-name="T4">1873</text:span></text:p>
            </draw:text-box>
          </draw:frame>
        </draw:g>
        <draw:g>
          <draw:frame draw:style-name="gr1" draw:text-style-name="P1" draw:layer="layout" svg:width="4.402cm" svg:height="3.467cm" svg:x="18.542cm" svg:y="14.732cm">
            <draw:image xlink:href="Pictures/1000020100000294000002080D98B339.png" xlink:type="simple" xlink:show="embed" xlink:actuate="onLoad">
              <text:p/>
            </draw:image>
          </draw:frame>
          <draw:frame draw:style-name="gr6" draw:text-style-name="P6" draw:layer="layout" svg:width="2.529cm" svg:height="1.204cm" svg:x="19.49cm" svg:y="15.796cm">
            <draw:text-box>
              <text:p text:style-name="P6"><text:span text:style-name="T4">2012</text:span></text:p>
            </draw:text-box>
          </draw:frame>
        </draw:g>
        <draw:g>
          <draw:frame draw:style-name="gr1" draw:text-style-name="P1" draw:layer="layout" svg:width="3.635cm" svg:height="2.689cm" svg:x="24.068cm" svg:y="8.943cm">
            <draw:image xlink:href="Pictures/10000201000002BC00000206B2D5FC65.png" xlink:type="simple" xlink:show="embed" xlink:actuate="onLoad">
              <text:p/>
            </draw:image>
          </draw:frame>
          <draw:frame draw:style-name="gr6" draw:text-style-name="P7" draw:layer="layout" svg:width="2.529cm" svg:height="1.204cm" svg:x="24.7cm" svg:y="9.545cm">
            <draw:text-box>
              <text:p text:style-name="P7"><text:span text:style-name="T5">2016</text:span></text:p>
            </draw:text-box>
          </draw:frame>
        </draw:g>
        <draw:frame draw:style-name="gr3" draw:text-style-name="P8" draw:layer="layout" svg:width="4.621cm" svg:height="8.138cm" svg:x="12.346cm" svg:y="7.83cm">
          <draw:text-box>
            <text:p xml:id="id11" text:id="id11"><text:span text:style-name="T6">+</text:span></text:p>
          </draw:text-box>
        </draw:frame>
        <draw:frame draw:style-name="gr3" draw:text-style-name="P10" draw:layer="layout" svg:width="8.351cm" svg:height="16.02cm" svg:x="11.177cm" svg:y="3.24cm">
          <draw:text-box>
            <text:p xml:id="id12" text:id="id12" text:style-name="P9"><text:span text:style-name="T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width" smil:values="0;width" smil:keyTimes="0;1"/>
                  <anim:animate smil:dur="0.5s" smil:fill="hold" smil:targetElement="id12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ösung</text:p>
          </draw:text-box>
        </draw:frame>
        <draw:frame draw:style-name="gr1" draw:text-style-name="P1" xml:id="id19" draw:id="id19" draw:layer="layout" svg:width="3.927cm" svg:height="2.946cm" svg:x="18.025cm" svg:y="15.694cm">
          <draw:image xlink:href="Pictures/10000201000001A40000013BA6954A56.png" xlink:type="simple" xlink:show="embed" xlink:actuate="onLoad">
            <text:p/>
          </draw:image>
        </draw:frame>
        <draw:frame draw:style-name="gr1" draw:text-style-name="P1" xml:id="id17" draw:id="id17" draw:layer="layout" svg:width="5.223cm" svg:height="2.673cm" svg:x="11.557cm" svg:y="15.748cm">
          <draw:image xlink:href="Pictures/10000201000004000000020CADD825C1.png" xlink:type="simple" xlink:show="embed" xlink:actuate="onLoad">
            <text:p/>
          </draw:image>
        </draw:frame>
        <draw:g xml:id="id21" draw:id="id21">
          <draw:frame draw:style-name="gr1" draw:text-style-name="P1" draw:layer="layout" svg:width="4.401cm" svg:height="3.468cm" svg:x="22.714cm" svg:y="15.402cm">
            <draw:image xlink:href="Pictures/1000020100000294000002080D98B339.png" xlink:type="simple" xlink:show="embed" xlink:actuate="onLoad">
              <text:p/>
            </draw:image>
          </draw:frame>
          <draw:frame draw:style-name="gr5" draw:text-style-name="P6" draw:layer="layout" svg:width="2.529cm" svg:height="1.204cm" svg:x="23.83cm" svg:y="16.471cm">
            <draw:text-box>
              <text:p text:style-name="P6"><text:span text:style-name="T4">1873</text:span></text:p>
            </draw:text-box>
          </draw:frame>
        </draw:g>
        <draw:g xml:id="id15" draw:id="id15">
          <draw:frame draw:style-name="gr1" draw:text-style-name="P1" draw:layer="layout" svg:width="4.402cm" svg:height="3.467cm" svg:x="6.712cm" svg:y="15.583cm">
            <draw:image xlink:href="Pictures/1000020100000294000002080D98B339.png" xlink:type="simple" xlink:show="embed" xlink:actuate="onLoad">
              <text:p/>
            </draw:image>
          </draw:frame>
          <draw:frame draw:style-name="gr6" draw:text-style-name="P6" draw:layer="layout" svg:width="2.529cm" svg:height="1.204cm" svg:x="7.66cm" svg:y="16.647cm">
            <draw:text-box>
              <text:p text:style-name="P6"><text:span text:style-name="T4">2012</text:span></text:p>
            </draw:text-box>
          </draw:frame>
        </draw:g>
        <draw:g xml:id="id13" draw:id="id13">
          <draw:frame draw:style-name="gr1" draw:text-style-name="P1" draw:layer="layout" svg:width="3.635cm" svg:height="2.689cm" svg:x="1.378cm" svg:y="16.048cm">
            <draw:image xlink:href="Pictures/10000201000002BC00000206B2D5FC65.png" xlink:type="simple" xlink:show="embed" xlink:actuate="onLoad">
              <text:p/>
            </draw:image>
          </draw:frame>
          <draw:frame draw:style-name="gr6" draw:text-style-name="P7" draw:layer="layout" svg:width="2.529cm" svg:height="1.204cm" svg:x="2.01cm" svg:y="16.65cm">
            <draw:text-box>
              <text:p text:style-name="P7"><text:span text:style-name="T5">2016</text:span></text:p>
            </draw:text-box>
          </draw:frame>
        </draw:g>
        <draw:custom-shape draw:style-name="gr7" draw:text-style-name="P1" draw:layer="layout" svg:width="26.67cm" svg:height="2.54cm" svg:x="0.762cm" svg:y="12.446cm">
          <text:p/>
          <draw:enhanced-geometry svg:viewBox="0 0 21600 21600" draw:type="rectangle" draw:enhanced-path="M 0 0 L 21600 0 21600 21600 0 21600 0 0 Z N"/>
        </draw:custom-shape>
        <draw:line draw:style-name="gr8" draw:text-style-name="P1" xml:id="id14" draw:id="id14" draw:layer="layout" svg:x1="5.942cm" svg:y1="12.446cm" svg:x2="5.942cm" svg:y2="19.05cm">
          <text:p/>
        </draw:line>
        <draw:line draw:style-name="gr8" draw:text-style-name="P1" xml:id="id16" draw:id="id16" draw:layer="layout" svg:x1="11.243cm" svg:y1="12.447cm" svg:x2="11.243cm" svg:y2="19.051cm">
          <text:p/>
        </draw:line>
        <draw:line draw:style-name="gr8" draw:text-style-name="P1" xml:id="id20" draw:id="id20" draw:layer="layout" svg:x1="22.243cm" svg:y1="12.447cm" svg:x2="22.243cm" svg:y2="19.051cm">
          <text:p/>
        </draw:line>
        <draw:line draw:style-name="gr8" draw:text-style-name="P1" xml:id="id18" draw:id="id18" draw:layer="layout" svg:x1="17.543cm" svg:y1="12.447cm" svg:x2="17.543cm" svg:y2="19.051cm">
          <text:p/>
        </draw:line>
        <draw:frame draw:style-name="gr9" draw:text-style-name="P1" xml:id="id22" draw:id="id22" draw:layer="layout" svg:width="26.349cm" svg:height="2.862cm" svg:x="0.829cm" svg:y="5.582cm">
          <draw:image xlink:href="Pictures/10000201000003E800000032E12F4944.png" xlink:type="simple" xlink:show="embed" xlink:actuate="onLoad">
            <text:p/>
          </draw:image>
        </draw:frame>
        <draw:g xml:id="id23" draw:id="id23">
          <draw:line draw:style-name="gr10" draw:text-style-name="P1" draw:layer="layout" svg:x1="0.829cm" svg:y1="8.444cm" svg:x2="0.762cm" svg:y2="12.446cm">
            <text:p/>
          </draw:line>
          <draw:line draw:style-name="gr10" draw:text-style-name="P1" draw:layer="layout" svg:x1="2.54cm" svg:y1="8.444cm" svg:x2="1.016cm" svg:y2="12.446cm">
            <text:p/>
          </draw:line>
          <draw:line draw:style-name="gr10" draw:text-style-name="P1" draw:layer="layout" svg:x1="4.318cm" svg:y1="8.444cm" svg:x2="1.524cm" svg:y2="12.446cm">
            <text:p/>
          </draw:line>
          <draw:line draw:style-name="gr10" draw:text-style-name="P1" draw:layer="layout" svg:x1="5.842cm" svg:y1="8.444cm" svg:x2="2.54cm" svg:y2="12.446cm">
            <text:p/>
          </draw:line>
          <draw:line draw:style-name="gr10" draw:text-style-name="P1" draw:layer="layout" svg:x1="10.414cm" svg:y1="8.444cm" svg:x2="4.064cm" svg:y2="12.446cm">
            <text:p/>
          </draw:line>
          <draw:line draw:style-name="gr10" draw:text-style-name="P1" draw:layer="layout" svg:x1="26.416cm" svg:y1="8.444cm" svg:x2="5.334cm" svg:y2="12.446cm">
            <text:p/>
          </draw:line>
        </draw:g>
        <draw:g xml:id="id24" draw:id="id24">
          <draw:line draw:style-name="gr10" draw:text-style-name="P1" draw:layer="layout" svg:x1="7.366cm" svg:y1="8.444cm" svg:x2="22.86cm" svg:y2="12.446cm">
            <text:p/>
          </draw:line>
          <draw:line draw:style-name="gr10" draw:text-style-name="P1" draw:layer="layout" svg:x1="15.748cm" svg:y1="8.444cm" svg:x2="23.876cm" svg:y2="12.446cm">
            <text:p/>
          </draw:line>
          <draw:line draw:style-name="gr10" draw:text-style-name="P1" draw:layer="layout" svg:x1="19.812cm" svg:y1="8.444cm" svg:x2="24.892cm" svg:y2="12.446cm">
            <text:p/>
          </draw:line>
          <draw:line draw:style-name="gr10" draw:text-style-name="P1" draw:layer="layout" svg:x1="22.606cm" svg:y1="8.444cm" svg:x2="25.908cm" svg:y2="12.446cm">
            <text:p/>
          </draw:line>
          <draw:line draw:style-name="gr10" draw:text-style-name="P1" draw:layer="layout" svg:x1="24.892cm" svg:y1="8.444cm" svg:x2="26.924cm" svg:y2="12.44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0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0.0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0.0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1s" smil:fill="hold" smil:targetElement="id2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23" smil:type="barWipe" smil:subtype="topToBottom" smil:mode="out" smil:direction="reverse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  <anim:animate smil:dur="1s" smil:fill="hold" smil:targetElement="id24" smil:attributeName="x" smil:values="x;x" smil:keyTimes="0;1"/>
                  <anim:animate smil:dur="1s" smil:fill="hold" smil:targetElement="id24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ösu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llige Hardware</text:p>
                <text:list>
                  <text:list-item>
                    <text:p>ARM Chips</text:p>
                  </text:list-item>
                  <text:list-item>
                    <text:p>AMD Opteron A1100</text:p>
                  </text:list-item>
                </text:list>
                <text:p/>
              </text:list-item>
              <text:list-item>
                <text:p>Aber trotzdem</text:p>
                <text:list>
                  <text:list-item>
                    <text:p>Performance</text:p>
                  </text:list-item>
                  <text:list-item>
                    <text:p>Redundanz</text:p>
                  </text:list-item>
                  <text:list-item>
                    <text:p>Alles verwendbar (Kompatibilität)</text:p>
                  </text:list-item>
                </text:list>
                <text:p/>
              </text:list-item>
              <text:list-item>
                <text:p><text:span text:style-name="T8">Schönes Webinterface</text:span></text:p>
                <text:list>
                  <text:list-item>
                    <text:p><text:span text:style-name="T8">Alles verwaltb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ails</text:p>
          </draw:text-box>
        </draw:frame>
        <draw:frame draw:style-name="gr1" draw:text-style-name="P1" draw:layer="layout" svg:width="14.734cm" svg:height="15.616cm" svg:x="7.312cm" svg:y="4.002cm">
          <draw:image xlink:href="Pictures/1000A1170000398F00003D01665AB6FF.svg" xlink:type="simple" xlink:show="embed" xlink:actuate="onLoad">
            <text:p/>
          </draw:image>
          <draw:image xlink:href="Pictures/10000201000002440000026737DC987C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8:18:08.900906882</meta:creation-date>
    <meta:editing-duration>PT1H21M41S</meta:editing-duration>
    <meta:editing-cycles>11</meta:editing-cycles>
    <meta:generator>LibreOffice/4.2.3.3$Linux_ARM_EABI LibreOffice_project/420m0$Build-3</meta:generator>
    <dc:date>2016-01-28T19:40:11.080821580</dc:date>
    <meta:document-statistic meta:object-count="101"/>
  </office:meta>
</office:document-meta>
</file>